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5c28" officeooo:paragraph-rsid="00055c28"/>
    </style:style>
    <style:style style:name="P2" style:family="paragraph" style:parent-style-name="Standard">
      <style:text-properties officeooo:rsid="0007247a" officeooo:paragraph-rsid="0007247a"/>
    </style:style>
    <style:style style:name="P3" style:family="paragraph" style:parent-style-name="Standard">
      <style:text-properties officeooo:rsid="0007247a" officeooo:paragraph-rsid="0007247a"/>
    </style:style>
    <style:style style:name="P4" style:family="paragraph" style:parent-style-name="Standard">
      <style:text-properties officeooo:rsid="000e05b5" officeooo:paragraph-rsid="000e05b5"/>
    </style:style>
    <style:style style:name="P5" style:family="paragraph" style:parent-style-name="Standard">
      <style:text-properties officeooo:rsid="000f3b79" officeooo:paragraph-rsid="000f3b79"/>
    </style:style>
    <style:style style:name="P6" style:family="paragraph" style:parent-style-name="Standard">
      <style:text-properties officeooo:rsid="0010b4a8" officeooo:paragraph-rsid="0010b4a8"/>
    </style:style>
    <style:style style:name="P7" style:family="paragraph" style:parent-style-name="Standard">
      <style:text-properties officeooo:rsid="0012f117" officeooo:paragraph-rsid="0012f117"/>
    </style:style>
    <style:style style:name="P8" style:family="paragraph" style:parent-style-name="Standard">
      <style:text-properties officeooo:rsid="001380e3" officeooo:paragraph-rsid="001380e3"/>
    </style:style>
    <style:style style:name="P9" style:family="paragraph" style:parent-style-name="Standard">
      <style:text-properties officeooo:rsid="001b436a" officeooo:paragraph-rsid="001b436a"/>
    </style:style>
    <style:style style:name="T1" style:family="text">
      <style:text-properties officeooo:rsid="00090f77"/>
    </style:style>
    <style:style style:name="T2" style:family="text">
      <style:text-properties officeooo:rsid="000a6c66"/>
    </style:style>
    <style:style style:name="T3" style:family="text">
      <style:text-properties officeooo:rsid="000b8906"/>
    </style:style>
    <style:style style:name="T4" style:family="text">
      <style:text-properties officeooo:rsid="000f3b79"/>
    </style:style>
    <style:style style:name="T5" style:family="text">
      <style:text-properties officeooo:rsid="00103759"/>
    </style:style>
    <style:style style:name="T6" style:family="text">
      <style:text-properties officeooo:rsid="0010b4a8"/>
    </style:style>
    <style:style style:name="T7" style:family="text">
      <style:text-properties officeooo:rsid="0011def8"/>
    </style:style>
    <style:style style:name="T8" style:family="text">
      <style:text-properties officeooo:rsid="0012f117"/>
    </style:style>
    <style:style style:name="T9" style:family="text">
      <style:text-properties officeooo:rsid="001380e3"/>
    </style:style>
    <style:style style:name="T10" style:family="text">
      <style:text-properties officeooo:rsid="001551c9"/>
    </style:style>
    <style:style style:name="T11" style:family="text">
      <style:text-properties officeooo:rsid="00167e2b"/>
    </style:style>
    <style:style style:name="T12" style:family="text">
      <style:text-properties officeooo:rsid="00187d9b"/>
    </style:style>
    <style:style style:name="T13" style:family="text">
      <style:text-properties officeooo:rsid="00191b84"/>
    </style:style>
    <style:style style:name="T14" style:family="text">
      <style:text-properties officeooo:rsid="0019fc91"/>
    </style:style>
    <style:style style:name="T15" style:family="text">
      <style:text-properties officeooo:rsid="001bc01e"/>
    </style:style>
    <style:style style:name="T16" style:family="text">
      <style:text-properties officeooo:rsid="001c8e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4 </text:p>
      <text:p text:style-name="P1"/>
      <text:p text:style-name="P1">comunicação em rede e sistema operacional </text:p>
      <text:p text:style-name="P1"/>
      <text:p text:style-name="P2">origem da internet </text:p>
      <text:p text:style-name="P2">a internet </text:p>
      <text:p text:style-name="P2">-<text:span text:style-name="T1">surgiu em 19</text:span><text:span text:style-name="T2">7</text:span><text:span text:style-name="T1">0, dep. de defesa americano resolve conectar </text:span><text:span text:style-name="T2">pc de centros academicos, chamado de </text:span><text:span text:style-name="T3">ARPANET</text:span><text:span text:style-name="T2">, sendo embrião da internet</text:span></text:p>
      <text:p text:style-name="P2">-<text:span text:style-name="T2">rede mundial de computadores, o www, world wide web </text:span></text:p>
      <text:p text:style-name="P2">-<text:span text:style-name="T2">possiblitou as diversas páginas de sites, e-mails, mecanismos de busca, posteriormente, as troca de msm instantâneas, facilitando a comunicação </text:span></text:p>
      <text:p text:style-name="P2"/>
      <text:p text:style-name="P4">rede de redes </text:p>
      <text:p text:style-name="P4">-<text:span text:style-name="T4">em 1986 passou a ser chamado de internet</text:span></text:p>
      <text:p text:style-name="P2"/>
      <text:p text:style-name="P5">internet discada </text:p>
      <text:p text:style-name="P5">-<text:span text:style-name="T5">as operadoras de telefonia assumiram o pale de prover conexão à internet para usuários domésticos </text:span></text:p>
      <text:p text:style-name="P5">-<text:span text:style-name="T6">os modens de internet discada atingiam a taxa de transmissão de 14400 bps </text:span></text:p>
      <text:p text:style-name="P5"/>
      <text:p text:style-name="P6">endereço IP e roteador </text:p>
      <text:p text:style-name="P6">-<text:span text:style-name="T7">IP = internet protocol </text:span></text:p>
      <text:p text:style-name="P6">-<text:span text:style-name="T8">o IP foi criado para que cada computador tivesse o seu endereço único para poder ser identificado, </text:span></text:p>
      <text:p text:style-name="P7">consistindo em uma sequência de 4 números entre 0 a 255, representados em 8 bits </text:p>
      <text:p text:style-name="P7">-<text:span text:style-name="T9">roteadores, funcionam como agências de correiso que escolhem a rota que o pacote seguirá para chegar ao destino </text:span></text:p>
      <text:p text:style-name="P7"/>
      <text:p text:style-name="P5"/>
      <text:p text:style-name="P8">banda larga </text:p>
      <text:p text:style-name="P8">-<text:span text:style-name="T10">proporcionou uma internet mais rápido, com taxas bem mais altas, </text:span><text:span text:style-name="T16">graças</text:span><text:span text:style-name="T13"> ao uso de fibr</text:span><text:span text:style-name="T14">a</text:span><text:span text:style-name="T13"> ótica</text:span></text:p>
      <text:p text:style-name="P8">-<text:span text:style-name="T11">consequentemente, possibilitou o uso de streamings </text:span></text:p>
      <text:p text:style-name="P8">-<text:span text:style-name="T12">tecnologias tmb em celulares, como 3g e 4g </text:span></text:p>
      <text:p text:style-name="P8"/>
      <text:p text:style-name="P9">inovações tecnológicas que a internet possibilitou </text:p>
      <text:p text:style-name="P9">-<text:span text:style-name="T15">compras, pagamentos, transações bancárias, relacionamentos, estudos, pesquisas, entretenimento, </text:span><text:span text:style-name="T16">navegação por mapa, conversas instantâneas, cultur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18:27:38.807000000</meta:creation-date>
    <dc:date>2024-01-03T08:59:33.078000000</dc:date>
    <meta:editing-duration>PT1H26M43S</meta:editing-duration>
    <meta:editing-cycles>22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23" meta:word-count="212" meta:character-count="1397" meta:non-whitespace-character-count="1189"/>
  </office:meta>
</office:document-meta>
</file>